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style:font-name="Times New Roman1"/>
    </style:style>
    <style:style style:name="T5" style:family="text">
      <style:text-properties style:text-position="0% 100%"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3_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J. Leonard Levy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September 13, 1893</text:p>
      <text:p text:style-name="P5">Month<text:tab/><text:tab/><text:tab/><text:tab/><text:tab/><text:tab/>September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text:tab/><text:tab/><text:tab/><text:tab/>Y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Y</text:p>
      <text:p text:style-name="P5">Stamp<text:tab/><text:tab/><text:tab/><text:tab/><text:tab/><text:tab/>Y</text:p>
      <text:p text:style-name="P5">Postma<text:tab/>rk<text:tab/><text:tab/><text:tab/><text:tab/><text:tab/>Y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Envelope]</text:p>
      <text:p text:style-name="P3">Rev. Dr S. Morais/</text:p>
      <text:p text:style-name="P3">5<text:span text:style-name="T2">th</text:span><text:span text:style-name="T3"> St near Green St/</text:span></text:p>
      <text:p text:style-name="P3"><text:span text:style-name="T3">Philadelphia/</text:span></text:p>
      <text:p text:style-name="P2"><text:span text:style-name="T3">From/</text:span></text:p>
      <text:p text:style-name="P2"><text:span text:style-name="T3">1607 Diamond St./</text:span></text:p>
      <text:p text:style-name="P2"><text:span text:style-name="T3"/></text:p>
      <text:p text:style-name="P2"><text:span text:style-name="T3">[Page 1]</text:span></text:p>
      <text:p text:style-name="P3"><text:span text:style-name="T3">1607 Diamond St./</text:span></text:p>
      <text:p text:style-name="P3"><text:span text:style-name="T3">Philadelphia/</text:span></text:p>
      <text:p text:style-name="P3"><text:span text:style-name="T3">Sept. 13</text:span><text:span text:style-name="T2">th</text:span><text:span text:style-name="T3"> 1893/</text:span></text:p>
      <text:p text:style-name="P2"><text:span text:style-name="T3">My dear Dr Morais/</text:span></text:p>
      <text:p text:style-name="P2"><text:span text:style-name="T3"><text:tab/>I have enclosed a couple of/ clippings from a London paper that/ may prove of interest to you./</text:span></text:p>
      <text:p text:style-name="P2"><text:span text:style-name="T3">The epitaph is certainly ingenious/ as well as original, &amp; the other cutting/ tells us a delightful bit of </text:span><text:soft-page-break/><text:span text:style-name="T3">news/ about the old sacred building./</text:span></text:p>
      <text:p text:style-name="P2"><text:span text:style-name="T3">The conflagation[sic!] referred to destroyed/ a great deal of property on St. Mary/ Ave., Bury St &amp; Bevis Marks./</text:span></text:p>
      <text:p text:style-name="P2"><text:span text:style-name="T3">With kindest regards &amp; best wishes for [Hebrew]/ from/ Yrs. sincerely/ J. Leonard Levy./</text:span></text:p>
      <text:p text:style-name="P2"><text:span text:style-name="T3"/></text:p>
      <text:p text:style-name="P2"><text:span text:style-name="T3">[Clipping 1]</text:span></text:p>
      <text:p text:style-name="P2"><text:span text:style-name="T3">[Hebrew]/</text:span></text:p>
      <text:p text:style-name="P2"><text:span text:style-name="T3">Ah! l'uom<text:tab/>[Hebrew]/</text:span></text:p>
      <text:p text:style-name="P2"><text:span text:style-name="T3">misero </text:span><text:span text:style-name="T4">è</text:span><text:span text:style-name="T5">,<text:tab/>[Hebrew]/</text:span></text:p>
      <text:p text:style-name="P2"><text:span text:style-name="T5">se notte, e di,<text:tab/>[Hebrew]/</text:span></text:p>
      <text:p text:style-name="P2"><text:span text:style-name="T5">pene, e lai,<text:tab/>[Hebrew]/</text:span></text:p>
      <text:p text:style-name="P2"><text:span text:style-name="T5">oime!<text:tab/><text:tab/>[Hebrew]/</text:span></text:p>
      <text:p text:style-name="P2"><text:span text:style-name="T5">suol cibar<text:tab/>[Hebrew]/</text:span></text:p>
      <text:p text:style-name="P2"><text:span text:style-name="T5">Chi nasce muor;[Hebrew]/</text:span></text:p>
      <text:p text:style-name="P2"><text:span text:style-name="T5">Animati,<text:tab/>[Hebrew]/</text:span></text:p>
      <text:p text:style-name="P2"><text:span text:style-name="T5">a voi giammai<text:tab/>[Hebrew]/</text:span></text:p>
      <text:p text:style-name="P2"><text:span text:style-name="T5">avvenga mal;<text:tab/>[Hebrew]/</text:span></text:p>
      <text:p text:style-name="P2"><text:span text:style-name="T5">ah! che passo!<text:tab/>[Hebrew]/</text:span></text:p>
      <text:p text:style-name="P2"><text:span text:style-name="T5"/></text:p>
      <text:p text:style-name="P2"><text:span text:style-name="T5">[Clipping 2]</text:span></text:p>
      <text:p text:style-name="P2"><text:span text:style-name="T5"><text:tab/>The ancient place of worship of the Spanish and Portuguese Synagogue/ in Bevis Marks had last week, owing to the great conflagration in/ its immediate vicinity, a very narrow escape from destruction by fire, and/ that close upon the anniversary of the loss of the Second Temple. <text:s/>The/ construction of the present Portuguese Synagogue was commenced in 1699/ on a plot of land for which a lease was obtained from the owners, Sir Thomas/ and Lady Ann Pointz. <text:s/>Subsequently this leasehold was converted into a/ freehold. <text:s/>The new synagogue was consecrated in 1702, and it is curious to/ recollect that at that time the Jews received several proofs of friendship from/ Christians. <text:s/>In the first place, it is related that the reigning sovereign,/ Queen Anne, presented the Jews with a beam, which is still found on the/ roof of the Bevis Marks Synagogue. <text:s/>It is also recorded that the builder, a/ too scrupulous Quaker, returned to the Sephardic authorities a sum equal/ to the profits he would realize under the contract. <text:s/>He would not retain for/ his own use any of the coin intended for the erection of a Temple of God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5T12:46:39.27</meta:creation-date>
    <dc:date>2011-12-15T13:07:55.61</dc:date>
    <dc:creator>Penn Libraries</dc:creator>
    <meta:editing-duration>PT00H00M35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90" meta:word-count="506" meta:character-count="3259"/>
  </office:meta>
</office:document-meta>
</file>